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9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<text:s/>java.io.FilePermission</text:p>
      <text:p text:style-name="P1"/>
      <text:p text:style-name="P1">java.util.Vector</text:p>
      <text:p text:style-name="P1">java.uti.HashSet</text:p>
      <text:p text:style-name="P1">java.util.Calendar</text:p>
      <text:p text:style-name="P1">java.util.TimeZone</text:p>
      <text:p text:style-name="P1"/>
      <text:p text:style-name="Standard">java.lang.ProcessBui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ia </meta:initial-creator>
    <meta:creation-date>2014-10-23T08:03:52.56</meta:creation-date>
    <dc:date>2014-10-30T14:13:29</dc:date>
    <meta:editing-duration>PT6H16M56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1" meta:paragraph-count="6" meta:word-count="6" meta:character-count="115" meta:non-whitespace-character-count="114"/>
  </office:meta>
</office:document-meta>
</file>